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officeooo:paragraph-rsid="0013e6de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32pt" style:text-underline-style="solid" style:text-underline-width="auto" style:text-underline-color="font-color" fo:font-weight="bold" officeooo:rsid="00152e65" officeooo:paragraph-rsid="00152e65" style:font-size-asian="28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officeooo:rsid="0013e6de" officeooo:paragraph-rsid="0013e6de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2e65" officeooo:paragraph-rsid="00152e65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2e65" officeooo:paragraph-rsid="00187da4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2e65" officeooo:paragraph-rsid="00165a65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65a65" officeooo:paragraph-rsid="00165a65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65a65" officeooo:paragraph-rsid="00187da4" style:font-size-asian="16pt" style:font-weight-asian="normal" style:font-size-complex="16pt" style:font-weight-complex="normal"/>
    </style:style>
    <style:style style:name="T1" style:family="text">
      <style:text-properties officeooo:rsid="0013e6de"/>
    </style:style>
    <style:style style:name="T2" style:family="text">
      <style:text-properties officeooo:rsid="00152e65"/>
    </style:style>
    <style:style style:name="T3" style:family="text">
      <style:text-properties officeooo:rsid="0017a9fc"/>
    </style:style>
    <style:style style:name="T4" style:family="text">
      <style:text-properties officeooo:rsid="00187d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2"><text:span text:style-name="T1">Rapport Projet ALGAV </text:span></text:p>
      <text:p text:style-name="P2"><text:span text:style-name="T1">2018</text:span></text:p>
      <text:p text:style-name="P4">Guillaume Rakotomalala</text:p>
      <text:p text:style-name="P4">Firat Mersi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Sommaire :</text:p>
      <text:p text:style-name="P3"/>
      <text:p text:style-name="P5">1. Structures utilisées :</text:p>
      <text:p text:style-name="P5"><text:tab/>a. Tas tableau</text:p>
      <text:p text:style-name="P5"><text:tab/>b. Tas arbre</text:p>
      <text:p text:style-name="P6"><text:tab/>c. Tournois binomial/<text:span text:style-name="T4">G</text:span></text:p>
      <text:p text:style-name="P6"><text:tab/>d. File binomiale/<text:span text:style-name="T4">G</text:span></text:p>
      <text:p text:style-name="P5"><text:tab/>e. AVL</text:p>
      <text:p text:style-name="P5"/>
      <text:p text:style-name="P5">2. Preuves de complexité pour les tas</text:p>
      <text:p text:style-name="P5"/>
      <text:p text:style-name="P5">3. Tas, graphes de temps d’exécution</text:p>
      <text:p text:style-name="P5"/>
      <text:p text:style-name="P5">4. Tas, implémentation la plus efficace</text:p>
      <text:p text:style-name="P5"/>
      <text:p text:style-name="P5">5. File binomiale, graphes de temps d’exécution/<text:span text:style-name="T4">G</text:span></text:p>
      <text:p text:style-name="P5"/>
      <text:p text:style-name="P5">6. Comparaison entre tas (tableau) et file binomiale</text:p>
      <text:p text:style-name="P5"/>
      <text:p text:style-name="P5"/>
      <text:p text:style-name="P5">////</text:p>
      <text:p text:style-name="P8">Executable a faire : </text:p>
      <text:p text:style-name="P9"><text:tab/><text:span text:style-name="T4">a. </text:span>pour tas (les 2) et FB : <text:span text:style-name="T2">/G|F</text:span></text:p>
      <text:p text:style-name="P8"><text:tab/><text:tab/>-XXConsIter.exe (prend en arg un fichier) </text:p>
      <text:p text:style-name="P8"><text:tab/><text:tab/>-XXAjout.exe (prend en arg un fichier)</text:p>
      <text:p text:style-name="P8"><text:tab/><text:tab/>-XXSuppr<text:span text:style-name="T3">Min</text:span>.exe (prend en arg un fichier)</text:p>
      <text:p text:style-name="P8"><text:tab/><text:tab/>-XXUnion.exe (prend en arg deux fichiers) </text:p>
      <text:p text:style-name="P8"><text:tab/><text:tab/></text:p>
      <text:p text:style-name="P8"><text:tab/><text:span text:style-name="T4">b.</text:span>pour AVL</text:p>
      <text:p text:style-name="P8"><text:tab/><text:tab/>-ParseShakesFile.exe (prend en arg un fichier)</text:p>
      <text:p text:style-name="P7"/>
      <text:p text:style-name="P5">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4:05:21.463290796</meta:creation-date>
    <dc:date>2018-12-17T15:58:26.918289828</dc:date>
    <meta:editing-duration>PT11M3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2" meta:paragraph-count="27" meta:word-count="109" meta:character-count="680" meta:non-whitespace-character-count="574"/>
  </office:meta>
</office:document-meta>
</file>